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\sectionEnglish Technical \{ 1 }<text:line-break/><text:line-break/>The Standard Cosmological Model, or $\Lambda$CDM, has been remarkably successful in describing the large-scale structure and evolution of the Universe. However, recent observational advancements have exposed significant tensions between early-time and late-time measurements of the Hubble constant ($H_0$). The discrepancy between the cosmic microwave background (CMB) data from the Planck mission and local measurements using Type Ia Supernovae (SNIa) calibrated with Cepheids has reached a statistical significance of over $4\sigma$ to $5\sigma$, a phenomenon widely known as the "Hubble Tension" \citep{Riess_2021, Planck_2020}.<text:line-break/><text:line-break/>These inconsistencies suggest that either systematic errors remain unaccounted for or that the $\Lambda$CDM model requires a fundamental extension. While many theoretical proposals involve modified gravity or dynamic dark energy, there is a growing interest in model-independent and phenomenological approaches. Such methods allow for a robust exploration of the expansion history without being constrained by the rigid theoretical framework of a cosmological constant ($\Lambda$).<text:line-break/><text:line-break/>In this paper, we introduce the \textbf{Yluthoor Model}, a phenomenological effective parametrization designed to describe the evolution of the Hubble parameter $H(z)$. By adopting a generalized polynomial-geometric form, the Yluthoor Model captures the kinematics of cosmic expansion through a flexible yet mathematically concise structure. We test the viability of this model using the latest Cosmic Chronometers (CC) data and the Pantheon+ SNIa compilation. <text:line-break/><text:line-break/>As demonstrated in the subsequent sections, the Yluthoor Model not only provides an excellent fit to the observational data—yielding a $\chi^2$ value lower than that of the standard $\Lambda$CDM—but also offers a competitive alternative in terms of information criteria (AIC and BIC). This study aims to provide a new perspective on how effective geometric parametrizations can contribute to the ongoing discussion regarding the late-time acceleration and the potential resolution of current cosmological tens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1:28:24.306281800</meta:creation-date>
    <dc:date>2025-12-24T11:29:13.802324000</dc:date>
    <meta:editing-duration>PT1M6S</meta:editing-duration>
    <meta:editing-cycles>1</meta:editing-cycles>
    <meta:document-statistic meta:table-count="0" meta:image-count="0" meta:object-count="0" meta:page-count="1" meta:paragraph-count="1" meta:word-count="289" meta:character-count="2127" meta:non-whitespace-character-count="1836"/>
    <meta:generator>LibreOffice/25.8.3.2$Windows_X86_64 LibreOffice_project/8ca8d55c161d602844f5428fa4b58097424e324e</meta:generator>
  </office:meta>
</office:document-meta>
</file>